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ORTIZ MEDINA, RAMIRO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AQ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96680488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ORTIZ MEDINA, RAMIRO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2962658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26/11/2021 </text:span><text:span text:style-name="T5"><text:s/></text:span></text:p>
          </table:table-cell>
          <table:table-cell table:style-name="Tabla1.C3" office:value-type="string">
            <text:p text:style-name="P22"><text:span text:style-name="T7">D.I.</text:span> </text:p>
          </table:table-cell>
          <table:table-cell table:style-name="Tabla1.C3" table:number-rows-spanned="3" office:value-type="string">
            <text:p text:style-name="P23">Castañeda Mori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25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11 - Trans. Aer. Caja Patos Pekin</text:p>
          </table:table-cell>
          <table:table-cell table:style-name="Tableau1.A2" office:value-type="string">
            <text:p text:style-name="P13">36</text:p>
          </table:table-cell>
          <table:table-cell table:style-name="Tableau1.A2" office:value-type="string">
            <text:p text:style-name="P13">10</text:p>
          </table:table-cell>
          <table:table-cell table:style-name="Tableau1.D2" office:value-type="string">
            <text:p text:style-name="P12">36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36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24/11/2021</text:p>
          </table:table-cell>
          <table:table-cell table:style-name="Tabla2.A2" office:value-type="string">
            <text:p text:style-name="P7">3185108</text:p>
          </table:table-cell>
          <table:table-cell table:style-name="Tabla2.A2" office:value-type="string">
            <text:p text:style-name="P7">36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AVICOLA EL CISNE</text:p>
          </table:table-cell>
          <table:table-cell table:style-name="Tabla3.A2" office:value-type="string">
            <text:p text:style-name="P20">PEKIN</text:p>
          </table:table-cell>
          <table:table-cell table:style-name="Tabla3.A2" office:value-type="string">
            <text:p text:style-name="P20">10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517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25T20:52:29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